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D00000142CF7A6707.svm" manifest:media-type=""/>
  <manifest:file-entry manifest:full-path="Pictures/200000010000048200000142909F8560.svm" manifest:media-type=""/>
  <manifest:file-entry manifest:full-path="Pictures/200000020000012C0000015B9B61402E.eps" manifest:media-type=""/>
  <manifest:file-entry manifest:full-path="Pictures/20000001000003D9000000FED2F3EFC3.svm" manifest:media-type=""/>
  <manifest:file-entry manifest:full-path="Pictures/10000000000000200000002000309F1C.png" manifest:media-type="image/png"/>
  <manifest:file-entry manifest:full-path="Pictures/200000010000028B000000FABC162B4F.svm" manifest:media-type=""/>
  <manifest:file-entry manifest:full-path="Pictures/200000010000018500000142AEA88071.svm" manifest:media-type=""/>
  <manifest:file-entry manifest:full-path="Pictures/200000010000039A000000FE4BEAB6C3.svm" manifest:media-type=""/>
  <manifest:file-entry manifest:full-path="Pictures/200000010000039A000000FE74EF5811.svm" manifest:media-type=""/>
  <manifest:file-entry manifest:full-path="Pictures/200000010000048200000142217C58DF.svm" manifest:media-type=""/>
  <manifest:file-entry manifest:full-path="Pictures/20000001000001DE000000FAEEBF83FD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2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\SI{8.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3.6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10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beta_1=39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beta_2=79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3.073cm" svg:height="3.555cm" svg:x="4.34cm" svg:y="0.661cm">
          <draw:image xlink:href="Pictures/200000020000012C0000015B9B61402E.eps" xlink:type="simple" xlink:show="embed" xlink:actuate="onLoad">
            <text:p/>
          </draw:image>
        </draw:frame>
        <draw:frame draw:style-name="gr2" draw:text-style-name="P1" draw:layer="layout" svg:width="0.78cm" svg:height="0.299cm" svg:x="6.833cm" svg:y="0.336cm">
          <draw:image xlink:href="Pictures/200000010000028B000000FABC162B4F.svm" xlink:type="simple" xlink:show="embed" xlink:actuate="onLoad">
            <text:p/>
          </draw:image>
        </draw:frame>
        <draw:frame draw:style-name="gr3" draw:text-style-name="P1" draw:layer="layout" svg:width="1.105cm" svg:height="0.304cm" svg:x="7.457cm" svg:y="1.034cm">
          <draw:image xlink:href="Pictures/200000010000039A000000FE74EF5811.svm" xlink:type="simple" xlink:show="embed" xlink:actuate="onLoad">
            <text:p/>
          </draw:image>
        </draw:frame>
        <draw:frame draw:style-name="gr4" draw:text-style-name="P1" draw:layer="layout" svg:width="1.105cm" svg:height="0.304cm" svg:x="7.48cm" svg:y="3.423cm">
          <draw:image xlink:href="Pictures/200000010000039A000000FE4BEAB6C3.svm" xlink:type="simple" xlink:show="embed" xlink:actuate="onLoad">
            <text:p/>
          </draw:image>
        </draw:frame>
        <draw:frame draw:style-name="gr5" draw:text-style-name="P1" draw:layer="layout" svg:width="1.181cm" svg:height="0.304cm" svg:x="4.501cm" svg:y="2.318cm">
          <draw:image xlink:href="Pictures/20000001000003D9000000FED2F3EFC3.svm" xlink:type="simple" xlink:show="embed" xlink:actuate="onLoad">
            <text:p/>
          </draw:image>
        </draw:frame>
        <draw:frame draw:style-name="gr6" draw:text-style-name="P1" draw:layer="layout" svg:width="0.572cm" svg:height="0.299cm" svg:x="4.284cm" svg:y="1.432cm">
          <draw:image xlink:href="Pictures/20000001000001DE000000FAEEBF83FD.svm" xlink:type="simple" xlink:show="embed" xlink:actuate="onLoad">
            <text:p/>
          </draw:image>
        </draw:frame>
        <draw:frame draw:style-name="gr7" draw:text-style-name="P1" draw:layer="layout" svg:width="0.456cm" svg:height="0.385cm" svg:x="6.207cm" svg:y="2.001cm">
          <draw:image xlink:href="Pictures/200000010000017D00000142CF7A6707.svm" xlink:type="simple" xlink:show="embed" xlink:actuate="onLoad">
            <text:p/>
          </draw:image>
        </draw:frame>
        <draw:frame draw:style-name="gr8" draw:text-style-name="P1" draw:layer="layout" svg:width="0.466cm" svg:height="0.385cm" svg:x="7.412cm" svg:y="2.606cm">
          <draw:image xlink:href="Pictures/200000010000018500000142AEA88071.svm" xlink:type="simple" xlink:show="embed" xlink:actuate="onLoad">
            <text:p/>
          </draw:image>
        </draw:frame>
        <draw:frame draw:style-name="gr9" draw:text-style-name="P1" draw:layer="layout" svg:width="1.384cm" svg:height="0.385cm" svg:x="9.334cm" svg:y="1.434cm">
          <draw:image xlink:href="Pictures/200000010000048200000142217C58DF.svm" xlink:type="simple" xlink:show="embed" xlink:actuate="onLoad">
            <text:p/>
          </draw:image>
        </draw:frame>
        <draw:frame draw:style-name="gr10" draw:text-style-name="P1" draw:layer="layout" svg:width="1.384cm" svg:height="0.385cm" svg:x="9.334cm" svg:y="2.001cm">
          <draw:image xlink:href="Pictures/200000010000048200000142909F856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6T12:13:35</meta:creation-date>
    <meta:editing-duration>PT34M33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8-16T13:03:50</dc:date>
    <dc:creator>kkk </dc:creator>
    <meta:document-statistic meta:object-count="10"/>
    <meta:template xlink:type="simple" xlink:actuate="onRequest" xlink:title="kkkFigures" xlink:href="../../../../../.libreoffice/3/user/template/kkkFigures.otg" meta:date="2014-08-16T12:13:33"/>
  </office:meta>
</office:document-meta>
</file>